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3536a9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f12ec"/>
    </style:style>
    <style:style style:name="P4" style:family="paragraph" style:parent-style-name="Standard">
      <style:text-properties style:font-name="BetecknaLowerCase1" officeooo:rsid="001290e9" officeooo:paragraph-rsid="003f12ec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0fd1a" style:font-size-asian="6pt" style:font-size-complex="6pt"/>
    </style:style>
    <style:style style:name="P7" style:family="paragraph" style:parent-style-name="Standard">
      <style:text-properties style:font-name="FreeSans1" officeooo:rsid="0007a16d" officeooo:paragraph-rsid="0007a16d"/>
    </style:style>
    <style:style style:name="P8" style:family="paragraph" style:parent-style-name="Standard">
      <style:paragraph-properties fo:line-height="4.2cm"/>
      <style:text-properties style:font-name="FreeSans1" officeooo:rsid="0015d803" officeooo:paragraph-rsid="003536a9"/>
    </style:style>
    <style:style style:name="P9" style:family="paragraph" style:parent-style-name="Standard">
      <style:paragraph-properties fo:line-height="1.75cm"/>
      <style:text-properties style:font-name="FreeSans1" officeooo:rsid="0015d803" officeooo:paragraph-rsid="003536a9"/>
    </style:style>
    <style:style style:name="P10" style:family="paragraph" style:parent-style-name="Standard">
      <style:text-properties style:font-name="FreeSans1" officeooo:rsid="002ad1fc" officeooo:paragraph-rsid="003f12ec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text-properties style:font-name="Tuffy" fo:font-size="96pt" style:font-size-asian="96pt" style:font-size-complex="96pt"/>
    </style:style>
    <style:style style:name="P15" style:family="paragraph">
      <style:text-properties style:font-name="FreeSans1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tyle="normal" officeooo:rsid="001a7abf" style:font-name-asian="FreeSans" style:font-style-asian="normal" style:font-name-complex="FreeSans" style:font-style-complex="normal"/>
    </style:style>
    <style:style style:name="T4" style:family="text">
      <style:text-properties officeooo:rsid="001a7abf" style:font-name-asian="Droid Sans Fallback" style:font-name-complex="FreeSans2"/>
    </style:style>
    <style:style style:name="T5" style:family="text">
      <style:text-properties officeooo:rsid="001dbe5e"/>
    </style:style>
    <style:style style:name="T6" style:family="text">
      <style:text-properties style:font-name="BetecknaLowerCase1" fo:font-size="48pt" officeooo:rsid="003c87cc" style:font-size-asian="48pt" style:font-size-complex="48pt"/>
    </style:style>
    <style:style style:name="T7" style:family="text">
      <style:text-properties style:font-name="BetecknaLowerCase1" officeooo:rsid="003c87cc"/>
    </style:style>
    <style:style style:name="T8" style:family="text">
      <style:text-properties fo:font-style="normal" officeooo:rsid="003f12ec" style:font-name-asian="Droid Sans Fallback" style:font-style-asian="normal" style:font-name-complex="FreeSans2" style:font-style-complex="normal"/>
    </style:style>
    <style:style style:name="T9" style:family="text">
      <style:text-properties fo:font-style="normal" officeooo:rsid="001a7abf" style:font-name-asian="Droid Sans Fallback" style:font-style-asian="normal" style:font-name-complex="FreeSans2" style:font-style-complex="normal"/>
    </style:style>
    <style:style style:name="T10" style:family="text">
      <style:text-properties officeooo:rsid="003c87cc"/>
    </style:style>
    <style:style style:name="T11" style:family="text">
      <style:text-properties officeooo:rsid="003f12ec"/>
    </style:style>
    <style:style style:name="T12" style:family="text">
      <style:text-properties officeooo:rsid="001f5956"/>
    </style:style>
    <style:style style:name="T13" style:family="text">
      <style:text-properties style:font-name="Tuffy" fo:font-size="96pt" style:font-size-asian="96pt" style:font-size-complex="96pt"/>
    </style:style>
    <style:style style:name="T14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1cm" svg:stroke-color="#000000" draw:marker-start-width="0.429cm" draw:marker-end="Linienspitzen_20_1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51cm" svg:stroke-color="#000000" draw:marker-start="Linienspitzen_20_1" draw:marker-start-width="0.199cm" draw:marker-end="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4" svg:width="4.059cm" svg:height="5.813cm" svg:x="14.845cm" svg:y="1.727cm">
        <draw:text-box>
          <text:p><text:span text:style-name="T13">T</text:span></text:p>
        </draw:text-box>
      </draw:frame>
      <draw:frame text:anchor-type="page" text:anchor-page-number="1" draw:z-index="1" draw:style-name="gr2" draw:text-style-name="P15" svg:width="0.237cm" svg:height="0.579cm" svg:x="16.364cm" svg:y="2.346cm">
        <draw:text-box>
          <text:p><text:span text:style-name="T14">1</text:span></text:p>
        </draw:text-box>
      </draw:frame>
      <draw:line text:anchor-type="page" text:anchor-page-number="1" draw:z-index="2" draw:style-name="gr3" draw:text-style-name="P16" svg:x1="16.011cm" svg:y1="3.076cm" svg:x2="17.81cm" svg:y2="3.076cm">
        <text:p/>
      </draw:line>
      <draw:line text:anchor-type="page" text:anchor-page-number="1" draw:z-index="3" draw:style-name="gr4" draw:text-style-name="P17" svg:x1="16.56cm" svg:y1="5.682cm" svg:x2="16.56cm" svg:y2="3.67cm">
        <text:p/>
      </draw:line>
      <draw:frame text:anchor-type="page" text:anchor-page-number="1" draw:z-index="4" draw:style-name="gr2" draw:text-style-name="P15" svg:width="0.237cm" svg:height="0.579cm" svg:x="16.103cm" svg:y="4.029cm">
        <draw:text-box>
          <text:p><text:span text:style-name="T14">2</text:span></text:p>
        </draw:text-box>
      </draw:frame>
      <text:p text:style-name="P11">LATIN CAPITAL LETTER <text:span text:style-name="T10">T</text:span></text:p>
      <text:p text:style-name="P12">Das große <text:span text:style-name="T10">Te</text:span></text:p>
      <text:p text:style-name="P7"/>
      <text:p text:style-name="P10"><text:span text:style-name="T11">Tag </text:span><text:span text:style-name="T2">•</text:span><text:span text:style-name="T4"> </text:span><text:span text:style-name="T8">Tür </text:span><text:span text:style-name="T3">•</text:span><text:span text:style-name="T9"> </text:span><text:span text:style-name="T8">Tochter </text:span><text:span text:style-name="T3">•</text:span><text:span text:style-name="T9"> </text:span><text:span text:style-name="T8">Telefon </text:span><text:span text:style-name="T3">•</text:span><text:span text:style-name="T9"> </text:span><text:span text:style-name="T8">Tisch </text:span><text:span text:style-name="T3">•</text:span><text:span text:style-name="T9"> </text:span><text:span text:style-name="T8">Tee </text:span><text:span text:style-name="T3">•</text:span><text:span text:style-name="T9"> </text:span><text:span text:style-name="T8">Treffen </text:span><text:span text:style-name="T3">•</text:span><text:span text:style-name="T9"> </text:span><text:span text:style-name="T8">Taxi</text:span></text:p>
      <text:p text:style-name="P8"><text:span text:style-name="Outline_5f_very_5f_large"><text:span text:style-name="T7">TTTTTT</text:span></text:span></text:p>
      <text:p text:style-name="P9"><text:span text:style-name="Outline_5f_large"><text:span text:style-name="T6">TTTTTTTTTTTTTTTTTT</text:span></text:span></text:p>
      <text:p text:style-name="P2"><text:span text:style-name="Outline"><text:span text:style-name="T10">TTTTTTTTTTTTTTTTTTTTTTTTTTTTTTTTTTTT</text:span></text:span></text:p>
      <text:p text:style-name="P3"><text:span text:style-name="Outline"><text:span text:style-name="T10">TTTTTTTTTTTTTTTTTTTTTTTTTTTTTTTTTTTT</text:span></text:span></text:p>
      <text:p text:style-name="P3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4"><text:span text:style-name="Outline"><text:span text:style-name="T10">TTTTTTTTTTTTTTTTTTTTTTTTTTTTTTTTTTTT</text:span></text:span></text:p>
      <text:p text:style-name="P1"><draw:line text:anchor-type="paragraph" draw:z-index="5" draw:style-name="gr5" draw:text-style-name="P16" svg:x1="0cm" svg:y1="0.319cm" svg:x2="17cm" svg:y2="0.319cm"><text:p/></draw:line><draw:line text:anchor-type="paragraph" draw:z-index="6" draw:style-name="gr5" draw:text-style-name="P16" svg:x1="0cm" svg:y1="0.72cm" svg:x2="17cm" svg:y2="0.72cm"><text:p/></draw:line><draw:line text:anchor-type="paragraph" draw:z-index="7" draw:style-name="gr5" draw:text-style-name="P16" svg:x1="0cm" svg:y1="0.921cm" svg:x2="17cm" svg:y2="0.921cm"><text:p/></draw:line><draw:line text:anchor-type="paragraph" draw:z-index="8" draw:style-name="gr5" draw:text-style-name="P16" svg:x1="0cm" svg:y1="0.52cm" svg:x2="17cm" svg:y2="0.52cm"><text:p/></draw:line><text:span text:style-name="Outline"><text:span text:style-name="T5">T</text:span></text:span></text:p>
      <text:p text:style-name="P1"><draw:line text:anchor-type="paragraph" draw:z-index="9" draw:style-name="gr5" draw:text-style-name="P16" svg:x1="0cm" svg:y1="0.319cm" svg:x2="17cm" svg:y2="0.319cm"><text:p/></draw:line><draw:line text:anchor-type="paragraph" draw:z-index="10" draw:style-name="gr5" draw:text-style-name="P16" svg:x1="0cm" svg:y1="0.921cm" svg:x2="17cm" svg:y2="0.921cm"><text:p/></draw:line><text:span text:style-name="Outline"><text:span text:style-name="T5">T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3:34.017085577</dc:date>
    <dc:creator>Stephan Kreutzer</dc:creator>
    <meta:editing-duration>PT1H35M56S</meta:editing-duration>
    <meta:editing-cycles>60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6" meta:character-count="755" meta:non-whitespace-character-count="720"/>
  </office:meta>
</office:document-meta>
</file>